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143.6mm"/>
    </style:style>
    <style:style style:name="co3" style:family="table-column">
      <style:table-column-properties fo:break-before="auto" style:column-width="57.82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67.89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161.57mm"/>
    </style:style>
    <style:style style:name="co9" style:family="table-column">
      <style:table-column-properties fo:break-before="auto" style:column-width="41.2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32.76mm"/>
    </style:style>
    <style:style style:name="co12" style:family="table-column">
      <style:table-column-properties fo:break-before="auto" style:column-width="17.78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24.59mm"/>
    </style:style>
    <style:style style:name="co15" style:family="table-column">
      <style:table-column-properties fo:break-before="auto" style:column-width="28.95mm"/>
    </style:style>
    <style:style style:name="co16" style:family="table-column">
      <style:table-column-properties fo:break-before="auto" style:column-width="68.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jarvis_shield_bom_0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ouser REF</text:p>
          </table:table-cell>
          <table:table-cell office:value-type="string" calcext:value-type="string">
            <text:p>Fabr REF</text:p>
          </table:table-cell>
          <table:table-cell office:value-type="string" calcext:value-type="string">
            <text:p>Mouser_REF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 C2 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 C4 C5 C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0 C11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7 C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_080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 generic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HandSoldering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S2812B ("Neopixel") digital RGB LED, 5mm/8mm LED package</text:p>
          </table:table-cell>
          <table:table-cell office:value-type="string" calcext:value-type="string">
            <text:p>Neopixel_THT</text:p>
          </table:table-cell>
          <table:table-cell office:value-type="string" calcext:value-type="string">
            <text:p>D3 D4 D5 D6</text:p>
          </table:table-cell>
          <table:table-cell office:value-type="string" calcext:value-type="string">
            <text:p>Neopixel_THT</text:p>
          </table:table-cell>
          <table:table-cell office:value-type="string" calcext:value-type="string">
            <text:p>LED_WS2812B-PLC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dafruit.com/product/19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Pin_Header_Angled_1x06_Pitch2.54mm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rew_Terminal_1x0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J3</text:p>
          </table:table-cell>
          <table:table-cell table:number-columns-repeated="2" office:value-type="string" calcext:value-type="string">
            <text:p>USB_A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ual Jumper, normally closed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Wake-up/Upgrade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mper, normally open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aker 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LS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Buzzer_15x7.5RM7.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BC850W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C850W</text:p>
          </table:table-cell>
          <table:table-cell office:value-type="string" calcext:value-type="string">
            <text:p>SOT-323_SC-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es/datasheet/2/115/ds30039-892558.pdf</text:p>
          </table:table-cell>
          <table:table-cell office:value-type="string" calcext:value-type="string">
            <text:p>621-MMBT4401-13-F</text:p>
          </table:table-cell>
          <table:table-cell office:value-type="string" calcext:value-type="string">
            <text:p>MMBT4401-13-F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MBF170-RESCUE-jarvis_shiel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 R3 R4 R6 R10 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ouser.es/datasheet/2/392/n_catalog_partition23_en-1116117.pdf</text:p>
          </table:table-cell>
          <table:table-cell office:value-type="string" calcext:value-type="string">
            <text:p>754-RS2012P-103-DT5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1 R12 R13 R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9 R15 R20 R21 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_HandSoldering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7 R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1 SW2 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PUSH_6mm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_SKQG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H175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H1750</text:p>
          </table:table-cell>
          <table:table-cell office:value-type="string" calcext:value-type="string">
            <text:p>SOTFL50P300X75-6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catalog/specsheets/Rohm_11162017_ROHMS34826-1.pdf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SP-12E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ESP-12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00mA Low-Dropout Linear Regulator, 1.8V fixed output, TO-220/TO-252/TO-263/SOT-223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HT30-DIS-B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HT30-DIS-B</text:p>
          </table:table-cell>
          <table:table-cell office:value-type="string" calcext:value-type="string">
            <text:p>DFN250X250X100-9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ouser.com/ds/2/682/Sensirion_Humidity_Sensors_SHT3x_Datasheet_digital-971521.pdf</text:p>
          </table:table-cell>
          <table:table-cell table:number-columns-repeated="2"/>
          <table:table-cell office:value-type="string" calcext:value-type="string">
            <text:p>403-SHT30-ARP-B</text:p>
          </table:table-cell>
          <table:table-cell office:value-type="string" calcext:value-type="string">
            <text:p>Sensirion</text:p>
          </table:table-cell>
          <table:table-cell office:value-type="string" calcext:value-type="string">
            <text:p>2.15 USD</text:p>
          </table:table-cell>
          <table:table-cell office:value-type="string" calcext:value-type="string">
            <text:p>SHT30-DIS-B</text:p>
          </table:table-cell>
          <table:table-cell office:value-type="string" calcext:value-type="string">
            <text:p>DFN-8 Sensirion</text:p>
          </table:table-cell>
          <table:table-cell office:value-type="string" calcext:value-type="string">
            <text:p>SENSOR HUMID/TEMP 5V I2C 3% SM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ledDisplay-RESCUE-jarvis_shield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ledDisplay</text:p>
          </table:table-cell>
          <table:table-cell office:value-type="string" calcext:value-type="string">
            <text:p>oled_display_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string" calcext:value-type="string">
            <text:p>0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ematic Date:</text:p>
          </table:table-cell>
          <table:table-cell table:style-name="ce1" office:value-type="string" calcext:value-type="string">
            <text:p>2018-04-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mi 01 ago 2018 10:44:28 C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media/david/Nano/Nano/jarwis/jarvis_shield.s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4.0.7-e2-6376~58~ubuntu16.04.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1" meta:object-count="0"/>
    <meta:generator>LibreOffice/5.1.6.2$Linux_X86_64 LibreOffice_project/10m0$Build-2</meta:generator>
  </office:meta>
</office:document-meta>
</file>